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66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6666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666699" draw:textarea-horizontal-align="justify" draw:textarea-vertical-align="top" draw:auto-grow-height="false" draw:auto-grow-width="false" fo:min-height="12.0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6666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666699" draw:textarea-horizontal-align="justify" draw:textarea-vertical-align="top" draw:auto-grow-height="false" draw:auto-grow-width="false" fo:min-height="12.22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666699" draw:textarea-horizontal-align="justify" draw:textarea-vertical-align="top" draw:auto-grow-height="false" draw:auto-grow-width="fals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6666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cc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draw:page draw:name="Better is One Day" draw:style-name="dp1" draw:master-page-name="Titular1" presentation:presentation-page-layout-name="AL1T0">
        <draw:frame presentation:style-name="pr1" draw:text-style-name="P2" draw:layer="layout" svg:width="21.59cm" svg:height="3.175cm" svg:x="2.328cm" svg:y="-0.001cm" presentation:class="title" presentation:user-transformed="true">
          <draw:text-box>
            <text:list text:style-name="L1">
              <text:list-header>
                <text:p text:style-name="P1">Better is One Day</text:p>
              </text:list-header>
            </text:list>
          </draw:text-box>
        </draw:frame>
        <draw:frame presentation:style-name="pr2" draw:text-style-name="P2" draw:layer="layout" svg:width="24.977cm" svg:height="12.276cm" svg:x="0.422cm" svg:y="3.387cm" presentation:class="subtitle" presentation:user-transformed="true">
          <draw:text-box>
            <text:list text:style-name="L2">
              <text:list-header>
                <text:p text:style-name="P3"><text:span text:style-name="T1">How lovely is Your dwelling place,</text:span></text:p>
                <text:p text:style-name="P3"><text:span text:style-name="T1">O Lord Almighty.</text:span></text:p>
                <text:p text:style-name="P3"><text:span text:style-name="T1">For my soul longs, and even faints</text:span></text:p>
                <text:p text:style-name="P3"><text:span text:style-name="T1">For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4.13cm" svg:height="11.43cm" svg:x="0.635cm" svg:y="2.54cm" presentation:class="subtitle" presentation:user-transformed="true">
          <draw:text-box>
            <text:list text:style-name="L2">
              <text:list-header>
                <text:p text:style-name="P3"><text:span text:style-name="T1">For here my heart is satisfied</text:span></text:p>
                <text:p text:style-name="P3"><text:span text:style-name="T1">Within Your presence.</text:span></text:p>
                <text:p text:style-name="P3"><text:span text:style-name="T1">I sing beneath the shadow</text:span></text:p>
                <text:p text:style-name="P3"><text:span text:style-name="T1">of Your wings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4" draw:text-style-name="P2" draw:layer="layout" svg:width="23.072cm" svg:height="11.43cm" svg:x="1.058cm" svg:y="4.233cm" presentation:class="subtitle" presentation:user-transformed="true">
          <draw:text-box>
            <text:list text:style-name="L2">
              <text:list-header>
                <text:p text:style-name="P3"><text:span text:style-name="T1">Better is one day in Your courts.</text:span></text:p>
                <text:p text:style-name="P3"><text:span text:style-name="T1">Better is one day in Your house.</text:span></text:p>
                <text:p text:style-name="P3"><text:span text:style-name="T1">Better is one day in Your courts</text:span></text:p>
                <text:p text:style-name="P3"><text:span text:style-name="T1">than thousands elsewher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5" draw:text-style-name="P2" draw:layer="layout" svg:width="24.977cm" svg:height="12.488cm" svg:x="0.422cm" svg:y="3.175cm" presentation:class="subtitle" presentation:user-transformed="true">
          <draw:text-box>
            <text:list text:style-name="L2">
              <text:list-header>
                <text:p text:style-name="P3"><text:span text:style-name="T1">One thing I ask, and I would seek…</text:span></text:p>
                <text:p text:style-name="P3"><text:span text:style-name="T1">to see Your beauty;</text:span></text:p>
                <text:p text:style-name="P3"><text:span text:style-name="T1">to find You in</text:span></text:p>
                <text:p text:style-name="P3"><text:span text:style-name="T1">the place Your glory dwells.</text:span></text:p>
                <text:p text:style-name="P3"><text:span text:style-name="T1">(repeat)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4" draw:text-style-name="P2" draw:layer="layout" svg:width="23.072cm" svg:height="11.43cm" svg:x="1.058cm" svg:y="4.233cm" presentation:class="subtitle" presentation:user-transformed="true">
          <draw:text-box>
            <text:list text:style-name="L2">
              <text:list-header>
                <text:p text:style-name="P3"><text:span text:style-name="T1">Better is one day in Your courts.</text:span></text:p>
                <text:p text:style-name="P3"><text:span text:style-name="T1">Better is one day in Your house.</text:span></text:p>
                <text:p text:style-name="P3"><text:span text:style-name="T1">Better is one day in Your courts</text:span></text:p>
                <text:p text:style-name="P3"><text:span text:style-name="T1">than thousands elsewher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6" draw:text-style-name="P2" draw:layer="layout" svg:width="22.86cm" svg:height="12.7cm" svg:x="1.27cm" svg:y="2.963cm" presentation:class="subtitle" presentation:user-transformed="true">
          <draw:text-box>
            <text:list text:style-name="L2">
              <text:list-header>
                <text:p text:style-name="P3"><text:span text:style-name="T1">My heart and flesh cry out.</text:span></text:p>
                <text:p text:style-name="P3"><text:span text:style-name="T1">for You the living God.</text:span></text:p>
                <text:p text:style-name="P3"><text:span text:style-name="T1">Your Spirit’s water to my soul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5" draw:text-style-name="P2" draw:layer="layout" svg:width="21.378cm" svg:height="12.488cm" svg:x="2.117cm" svg:y="3.175cm" presentation:class="subtitle" presentation:user-transformed="true">
          <draw:text-box>
            <text:list text:style-name="L2">
              <text:list-header>
                <text:p text:style-name="P3"><text:span text:style-name="T1">I’ve tasted and I’ve seen.</text:span></text:p>
                <text:p text:style-name="P3"><text:span text:style-name="T1">Come once again to me.</text:span></text:p>
                <text:p text:style-name="P3"><text:span text:style-name="T1">I will draw near to You;</text:span></text:p>
                <text:p text:style-name="P3"><text:span text:style-name="T1">I will draw near to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4" draw:text-style-name="P2" draw:layer="layout" svg:width="23.072cm" svg:height="11.43cm" svg:x="1.058cm" svg:y="4.233cm" presentation:class="subtitle" presentation:user-transformed="true">
          <draw:text-box>
            <text:list text:style-name="L2">
              <text:list-header>
                <text:p text:style-name="P3"><text:span text:style-name="T1">Better is one day in Your courts.</text:span></text:p>
                <text:p text:style-name="P3"><text:span text:style-name="T1">Better is one day in Your house.</text:span></text:p>
                <text:p text:style-name="P3"><text:span text:style-name="T1">Better is one day in Your courts</text:span></text:p>
                <text:p text:style-name="P3"><text:span text:style-name="T1">than thousands elsewher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000066" draw:end-color="#000022" draw:start-intensity="100%" draw:end-intensity="100%" draw:angle="2700" draw:border="0%"/>
    <draw:gradient draw:name="Gradient_20_2" draw:display-name="Gradient 2" draw:style="axial" draw:start-color="#9999ff" draw:end-color="#000022" draw:start-intensity="100%" draw:end-intensity="100%" draw:angle="2700" draw:border="0%"/>
    <draw:gradient draw:name="Gradient_20_3" draw:display-name="Gradient 3" draw:style="axial" draw:start-color="#000022" draw:end-color="#000066" draw:start-intensity="100%" draw:end-intensity="100%" draw:angle="2700" draw:border="0%"/>
    <draw:gradient draw:name="Gradient_20_4" draw:display-name="Gradient 4" draw:style="axial" draw:start-color="#000048" draw:end-color="#000066" draw:start-intensity="100%" draw:end-intensity="100%" draw:angle="2700" draw:border="0%"/>
    <draw:gradient draw:name="Gradient_20_5" draw:display-name="Gradient 5" draw:style="axial" draw:start-color="#000066" draw:end-color="#000048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0066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0066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ular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666699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ular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6666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ular1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66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0022" draw:fill-gradient-name="Gradient_20_2" draw:textarea-horizontal-align="left" draw:textarea-vertical-align="middle" draw:auto-grow-height="false" fo:min-height="8.497cm" fo:min-width="0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0066" draw:fill-gradient-name="Gradient_20_1" draw:textarea-horizontal-align="left" draw:textarea-vertical-align="middle" draw:auto-grow-height="false" fo:min-height="5.667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0066" draw:fill-gradient-name="Gradient_20_1" draw:textarea-horizontal-align="left" draw:textarea-vertical-align="middle" draw:auto-grow-height="false" fo:min-height="15.56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gradient" draw:fill-color="#000066" draw:fill-gradient-name="Gradient_20_3" draw:textarea-horizontal-align="left" draw:textarea-vertical-align="middle" draw:auto-grow-height="false" fo:min-height="2.113cm" fo:min-width="24.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66" draw:fill-gradient-name="Gradient_20_4" draw:textarea-horizontal-align="left" draw:textarea-vertical-align="middle" draw:auto-grow-height="false" fo:min-height="2.718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8" style:family="graphic" style:parent-style-name="standard">
      <style:graphic-properties draw:stroke="none" draw:fill="gradient" draw:fill-color="#000066" draw:fill-gradient-name="Gradient_20_5" draw:textarea-horizontal-align="left" draw:textarea-vertical-align="middle" draw:auto-grow-height="false" fo:min-height="14.561cm" fo:min-width="18.02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000066" draw:fill-gradient-name="Gradient_20_4" draw:textarea-horizontal-align="left" draw:textarea-vertical-align="middle" draw:auto-grow-height="false" fo:min-height="8.23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0" style:family="graphic" style:parent-style-name="standard">
      <style:graphic-properties draw:stroke="none" draw:fill="gradient" draw:fill-color="#000066" draw:fill-gradient-name="Gradient_20_5" draw:textarea-horizontal-align="left" draw:textarea-vertical-align="middle" draw:auto-grow-height="false" fo:min-height="9.095cm" fo:min-width="16.818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 style:parent-style-name="standard">
      <style:graphic-properties draw:stroke="none" draw:fill="none" draw:fill-color="#6666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6666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000022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22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0066" draw:fill-gradient-name="Gradient_20_1"/>
      <style:paragraph-properties style:writing-mode="lr-tb" style:font-independent-line-spacing="true"/>
    </style:style>
    <style:style style:name="MP7" style:family="paragraph">
      <loext:graphic-properties draw:fill="gradient" draw:fill-color="#000066" draw:fill-gradient-name="Gradient_20_3"/>
      <style:paragraph-properties style:writing-mode="lr-tb" style:font-independent-line-spacing="true"/>
    </style:style>
    <style:style style:name="MP8" style:family="paragraph">
      <loext:graphic-properties draw:fill="gradient" draw:fill-color="#000066" draw:fill-gradient-name="Gradient_20_4"/>
      <style:paragraph-properties style:writing-mode="lr-tb" style:font-independent-line-spacing="true"/>
    </style:style>
    <style:style style:name="MP9" style:family="paragraph">
      <loext:graphic-properties draw:fill="gradient" draw:fill-color="#000066" draw:fill-gradient-name="Gradient_20_5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indent="0cm"/>
    </style:style>
    <style:style style:name="MP11" style:family="paragraph">
      <loext:graphic-properties draw:fill="none" draw:fill-color="#666699"/>
      <style:paragraph-properties fo:margin-left="0cm" fo:margin-right="0cm" fo:margin-top="0.308cm" fo:margin-bottom="0cm" fo:text-indent="0cm" style:writing-mode="lr-tb" style:font-independent-line-spacing="true"/>
    </style:style>
    <style:style style:name="MP12" style:family="paragraph">
      <style:paragraph-properties fo:margin-left="0cm" fo:margin-right="0cm" fo:margin-top="0.308cm" fo:margin-bottom="0cm" fo:text-align="center" fo:text-indent="0cm"/>
    </style:style>
    <style:style style:name="MP13" style:family="paragraph">
      <loext:graphic-properties draw:fill="none" draw:fill-color="#666699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4" style:family="paragraph">
      <style:paragraph-properties fo:margin-left="0cm" fo:margin-right="0cm" fo:margin-top="0.308cm" fo:margin-bottom="0cm" fo:text-align="end" fo:text-indent="0cm"/>
    </style:style>
    <style:style style:name="MP15" style:family="paragraph">
      <loext:graphic-properties draw:fill="none" draw:fill-color="#666699"/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P16" style:family="paragraph">
      <style:paragraph-properties fo:margin-left="0cm" fo:margin-right="0cm" fo:text-indent="0cm"/>
    </style:style>
    <style:style style:name="MP17" style:family="paragraph">
      <loext:graphic-properties draw:fill="none" draw:fill-color="#666699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/>
    </style:style>
    <style:style style:name="MP19" style:family="paragraph">
      <loext:graphic-properties draw:fill="none" draw:fill-color="#666699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style:paragraph-properties fo:margin-left="0cm" fo:margin-right="0cm" fo:text-align="end" fo:text-indent="0cm"/>
    </style:style>
    <style:style style:name="MP21" style:family="paragraph">
      <loext:graphic-properties draw:fill="none" draw:fill-color="#6666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11" draw:text-style-name="MP11" draw:layer="backgroundobjects" svg:width="5.292cm" svg:height="1.27cm" svg:x="1.905cm" svg:y="17.357cm" presentation:class="date-time">
        <draw:text-box>
          <text:list text:style-name="ML2">
            <text:list-header>
              <text:p text:style-name="MP10"><text:span text:style-name="MT1"><presentation:date-time/></text:span></text:p>
            </text:list-header>
          </text:list>
        </draw:text-box>
      </draw:frame>
      <draw:frame draw:style-name="Mgr11" draw:text-style-name="MP13" draw:layer="backgroundobjects" svg:width="8.044cm" svg:height="1.27cm" svg:x="8.678cm" svg:y="17.357cm" presentation:class="footer">
        <draw:text-box>
          <text:list text:style-name="ML2">
            <text:list-header>
              <text:p text:style-name="MP12"><text:span text:style-name="MT1"><presentation:footer/></text:span></text:p>
            </text:list-header>
          </text:list>
        </draw:text-box>
      </draw:frame>
      <draw:frame draw:style-name="Mgr11" draw:text-style-name="MP15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4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Titular1-title" draw:layer="backgroundobjects" svg:width="21.59cm" svg:height="3.175cm" svg:x="1.905cm" svg:y="6.349cm" presentation:class="title" presentation:placeholder="true">
        <draw:text-box/>
      </draw:frame>
      <draw:frame presentation:style-name="Titular1-subtitle" draw:layer="backgroundobjects" svg:width="17.78cm" svg:height="4.868cm" svg:x="3.81cm" svg:y="10.795cm" presentation:class="subtitle" presentation:placeholder="true">
        <draw:text-box/>
      </draw:frame>
      <draw:frame draw:style-name="Mgr12" draw:text-style-name="MP17" draw:layer="backgroundobjects" svg:width="5.292cm" svg:height="1.27cm" svg:x="1.905cm" svg:y="17.357cm" presentation:class="date-time">
        <draw:text-box>
          <text:list text:style-name="ML2">
            <text:list-header>
              <text:p text:style-name="MP16"><text:span text:style-name="MT1"><presentation:date-time/></text:span></text:p>
            </text:list-header>
          </text:list>
        </draw:text-box>
      </draw:frame>
      <draw:frame draw:style-name="Mgr12" draw:text-style-name="MP19" draw:layer="backgroundobjects" svg:width="8.044cm" svg:height="1.27cm" svg:x="8.678cm" svg:y="17.357cm" presentation:class="footer">
        <draw:text-box>
          <text:list text:style-name="ML2">
            <text:list-header>
              <text:p text:style-name="MP18"><text:span text:style-name="MT1"><presentation:footer/></text:span></text:p>
            </text:list-header>
          </text:list>
        </draw:text-box>
      </draw:frame>
      <draw:frame draw:style-name="Mgr12" draw:text-style-name="MP21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20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1T02:30:55.484000000</dc:date>
    <meta:editing-cycles>3</meta:editing-cycles>
    <meta:editing-duration>PT38M48S</meta:editing-duration>
    <meta:document-statistic meta:object-count="68"/>
    <meta:generator>LibreOffice/6.4.1.2$Linux_x86 LibreOffice_project/40$Build-2</meta:generator>
  </office:meta>
</office:document-meta>
</file>